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PS" svg:font-family="'Nimbus Mono PS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f8faf" officeooo:paragraph-rsid="000f8faf"/>
    </style:style>
    <style:style style:name="P2" style:family="paragraph" style:parent-style-name="Standard">
      <style:text-properties style:font-name="Nimbus Mono PS" officeooo:rsid="000f8faf" officeooo:paragraph-rsid="000f8faf"/>
    </style:style>
    <style:style style:name="P3" style:family="paragraph" style:parent-style-name="Standard">
      <style:text-properties style:font-name="Nimbus Mono PS" officeooo:rsid="00177535" officeooo:paragraph-rsid="00177535"/>
    </style:style>
    <style:style style:name="P4" style:family="paragraph" style:parent-style-name="Standard">
      <style:text-properties style:font-name="Liberation Serif" officeooo:rsid="000f8faf" officeooo:paragraph-rsid="000f8faf"/>
    </style:style>
    <style:style style:name="P5" style:family="paragraph" style:parent-style-name="Standard">
      <style:text-properties style:font-name="Liberation Serif" officeooo:rsid="0011412e" officeooo:paragraph-rsid="0011412e"/>
    </style:style>
    <style:style style:name="P6" style:family="paragraph" style:parent-style-name="Standard">
      <style:text-properties style:font-name="Liberation Serif" officeooo:rsid="0012d070" officeooo:paragraph-rsid="0012d070"/>
    </style:style>
    <style:style style:name="P7" style:family="paragraph" style:parent-style-name="Standard">
      <style:text-properties style:font-name="Liberation Serif" officeooo:rsid="0013486b" officeooo:paragraph-rsid="0013486b"/>
    </style:style>
    <style:style style:name="P8" style:family="paragraph" style:parent-style-name="Standard">
      <style:text-properties style:font-name="Liberation Serif" officeooo:rsid="0013c144" officeooo:paragraph-rsid="0013c144"/>
    </style:style>
    <style:style style:name="P9" style:family="paragraph" style:parent-style-name="Standard">
      <style:text-properties style:font-name="Liberation Serif" officeooo:rsid="0014af69" officeooo:paragraph-rsid="0014af69"/>
    </style:style>
    <style:style style:name="P10" style:family="paragraph" style:parent-style-name="Standard">
      <style:text-properties style:font-name="Liberation Serif" officeooo:rsid="0015b4e2" officeooo:paragraph-rsid="0014af69"/>
    </style:style>
    <style:style style:name="P11" style:family="paragraph" style:parent-style-name="Standard">
      <style:text-properties style:font-name="FreeMono" officeooo:rsid="000f8faf" officeooo:paragraph-rsid="000f8faf"/>
    </style:style>
    <style:style style:name="P12" style:family="paragraph" style:parent-style-name="Standard">
      <style:text-properties style:font-name="FreeMono" officeooo:rsid="0011412e" officeooo:paragraph-rsid="0011412e"/>
    </style:style>
    <style:style style:name="P13" style:family="paragraph" style:parent-style-name="Standard">
      <style:text-properties style:font-name="FreeMono" officeooo:rsid="0012d070" officeooo:paragraph-rsid="0012d070"/>
    </style:style>
    <style:style style:name="P14" style:family="paragraph" style:parent-style-name="Standard">
      <style:text-properties style:font-name="FreeMono" officeooo:rsid="0013486b" officeooo:paragraph-rsid="0013486b"/>
    </style:style>
    <style:style style:name="P15" style:family="paragraph" style:parent-style-name="Standard">
      <style:text-properties style:font-name="FreeMono" officeooo:rsid="0013c144" officeooo:paragraph-rsid="0013c144"/>
    </style:style>
    <style:style style:name="P16" style:family="paragraph" style:parent-style-name="Standard">
      <style:text-properties style:font-name="FreeMono" officeooo:rsid="0014af69" officeooo:paragraph-rsid="0014af69"/>
    </style:style>
    <style:style style:name="P17" style:family="paragraph" style:parent-style-name="Standard">
      <style:text-properties style:font-name="FreeMono" officeooo:rsid="001ae4de" officeooo:paragraph-rsid="001ae4de"/>
    </style:style>
    <style:style style:name="P18" style:family="paragraph" style:parent-style-name="Standard">
      <style:text-properties style:font-name="FreeMono" officeooo:rsid="001b3b5c" officeooo:paragraph-rsid="001b3b5c"/>
    </style:style>
    <style:style style:name="P19" style:family="paragraph" style:parent-style-name="Standard">
      <style:text-properties style:font-name="FreeMono" officeooo:rsid="001b4d62" officeooo:paragraph-rsid="001b4d62"/>
    </style:style>
    <style:style style:name="P20" style:family="paragraph" style:parent-style-name="Standard">
      <style:text-properties style:font-name="FreeMono" officeooo:rsid="001d32ad" officeooo:paragraph-rsid="001d32ad"/>
    </style:style>
    <style:style style:name="P21" style:family="paragraph" style:parent-style-name="Standard">
      <style:text-properties style:font-name="FreeMono" officeooo:rsid="00210f0a" officeooo:paragraph-rsid="00210f0a"/>
    </style:style>
    <style:style style:name="P22" style:family="paragraph" style:parent-style-name="Standard">
      <style:text-properties style:font-name="FreeMono" officeooo:rsid="00227870" officeooo:paragraph-rsid="00227870"/>
    </style:style>
    <style:style style:name="P23" style:family="paragraph" style:parent-style-name="Standard">
      <style:text-properties style:font-name="FreeMono" officeooo:rsid="00242918" officeooo:paragraph-rsid="00242918"/>
    </style:style>
    <style:style style:name="P24" style:family="paragraph" style:parent-style-name="Standard">
      <style:text-properties style:font-name="FreeMono" officeooo:rsid="00243032" officeooo:paragraph-rsid="00243032"/>
    </style:style>
    <style:style style:name="P25" style:family="paragraph" style:parent-style-name="Standard">
      <style:text-properties officeooo:rsid="0015b4e2" officeooo:paragraph-rsid="0015b4e2"/>
    </style:style>
    <style:style style:name="T1" style:family="text">
      <style:text-properties officeooo:rsid="001945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an Thomas</text:p>
      <text:p text:style-name="P1">COSC 350</text:p>
      <text:p text:style-name="P1">Lab 3</text:p>
      <text:p text:style-name="P1"/>
      <text:p text:style-name="P25">Source Code / <text:span text:style-name="T1">Sample output</text:span></text:p>
      <text:p text:style-name="P1"/>
      <text:p text:style-name="P1">Task 1)</text:p>
      <text:p text:style-name="P1"/>
      <text:p text:style-name="P2">#include &lt;stdio.h&gt;</text:p>
      <text:p text:style-name="P2">#include &lt;unistd.h&gt;</text:p>
      <text:p text:style-name="P2">int main(){</text:p>
      <text:p text:style-name="P2"/>
      <text:p text:style-name="P2"><text:s text:c="2"/>char b[1];</text:p>
      <text:p text:style-name="P2"><text:s text:c="2"/>int nread;</text:p>
      <text:p text:style-name="P2"><text:s text:c="2"/>while ((nread = read(0, b, 1) &gt; 0)){</text:p>
      <text:p text:style-name="P2"><text:s text:c="4"/>write (1, b, nread);</text:p>
      <text:p text:style-name="P2"><text:s text:c="2"/>}</text:p>
      <text:p text:style-name="P2"/>
      <text:p text:style-name="P2"><text:s text:c="2"/>return 0;</text:p>
      <text:p text:style-name="P2"/>
      <text:p text:style-name="P2">}</text:p>
      <text:p text:style-name="P2"/>
      <text:p text:style-name="P2"/>
      <text:p text:style-name="P3">ithomas3@bash4.2$ ./Task1</text:p>
      <text:p text:style-name="P3">Test</text:p>
      <text:p text:style-name="P3">Test</text:p>
      <text:p text:style-name="P3"/>
      <text:p text:style-name="P2"/>
      <text:p text:style-name="P4">Task 2)</text:p>
      <text:p text:style-name="P4"/>
      <text:p text:style-name="P11">#include &lt;fcntl.h&gt;</text:p>
      <text:p text:style-name="P11">#include &lt;stdio.h&gt;</text:p>
      <text:p text:style-name="P11">#include &lt;unistd.h&gt;</text:p>
      <text:p text:style-name="P11"/>
      <text:p text:style-name="P11">int main(){</text:p>
      <text:p text:style-name="P11"/>
      <text:p text:style-name="P11"><text:s text:c="2"/>char *infile = "foo", *outfile = "clone1";</text:p>
      <text:p text:style-name="P11"><text:s text:c="2"/>int filedes[2];</text:p>
      <text:p text:style-name="P11"/>
      <text:p text:style-name="P11"><text:s text:c="2"/>//open up foo file to read from</text:p>
      <text:p text:style-name="P11"><text:s text:c="2"/>filedes[0] = open(infile, O_RDONLY);</text:p>
      <text:p text:style-name="P11"><text:s text:c="2"/>if(filedes[0] == -1){</text:p>
      <text:p text:style-name="P11"><text:s text:c="4"/>printf("Can't open input file\n");</text:p>
      <text:p text:style-name="P11"><text:s text:c="4"/>return 0;</text:p>
      <text:p text:style-name="P11"><text:s text:c="2"/>}</text:p>
      <text:p text:style-name="P11"/>
      <text:p text:style-name="P11"><text:s text:c="2"/>//open up clone1 file, we will want read/write on users, groups, others</text:p>
      <text:p text:style-name="P11"><text:s text:c="2"/>umask(0);</text:p>
      <text:p text:style-name="P11"><text:s text:c="2"/>filedes[1] = open(outfile, O_RDWR | O_CREAT, S_IRUSR | S_IWUSR | S_IRGRP | S_IWGRP | S_IROTH | S_IWOTH);</text:p>
      <text:p text:style-name="P11"><text:soft-page-break/></text:p>
      <text:p text:style-name="P11"><text:s text:c="2"/>printf("Opened files with filedes: %d, %d\n", filedes[0], filedes[1]);</text:p>
      <text:p text:style-name="P11"/>
      <text:p text:style-name="P11"><text:s text:c="2"/>//create buffer to hold one char (one byte)</text:p>
      <text:p text:style-name="P11"><text:s text:c="2"/>char buffer[1];</text:p>
      <text:p text:style-name="P11"><text:s text:c="2"/>int nread;</text:p>
      <text:p text:style-name="P11"><text:s text:c="2"/>while ((nread = read(filedes[0], buffer, 1) &gt; 0)){</text:p>
      <text:p text:style-name="P11"><text:s text:c="4"/>//printf("reading: %d, %c\n", nread, buffer[0]);</text:p>
      <text:p text:style-name="P11"><text:s text:c="4"/>//write to clone1</text:p>
      <text:p text:style-name="P11"><text:s text:c="4"/>write(filedes[1], buffer, nread);</text:p>
      <text:p text:style-name="P11"><text:s text:c="2"/>}</text:p>
      <text:p text:style-name="P11"/>
      <text:p text:style-name="P11"><text:s text:c="2"/>close(filedes[0]);</text:p>
      <text:p text:style-name="P11"><text:s text:c="2"/>close(filedes[1]);</text:p>
      <text:p text:style-name="P11"/>
      <text:p text:style-name="P11"><text:s text:c="2"/>return 0;</text:p>
      <text:p text:style-name="P11"/>
      <text:p text:style-name="P11">}</text:p>
      <text:p text:style-name="P11"/>
      <text:p text:style-name="P11"/>
      <text:p text:style-name="P17">ithomas3@bash4.2$ ./Task2</text:p>
      <text:p text:style-name="P17">Opened files with filedes: 3, 4</text:p>
      <text:p text:style-name="P17">ithomas3@bash4.2$ cat foo</text:p>
      <text:p text:style-name="P17">This is a test</text:p>
      <text:p text:style-name="P17">ithomas3@bash4.2$ cat clone1</text:p>
      <text:p text:style-name="P17">This is a test</text:p>
      <text:p text:style-name="P17">ithomas3@bash4.2$ </text:p>
      <text:p text:style-name="P11"/>
      <text:p text:style-name="P4">Task 3)</text:p>
      <text:p text:style-name="P4"/>
      <text:p text:style-name="P11">#include &lt;fcntl.h&gt;</text:p>
      <text:p text:style-name="P11">#include &lt;stdio.h&gt;</text:p>
      <text:p text:style-name="P11">#include &lt;unistd.h&gt;</text:p>
      <text:p text:style-name="P11"/>
      <text:p text:style-name="P11">int main(){</text:p>
      <text:p text:style-name="P11"/>
      <text:p text:style-name="P11"><text:s text:c="2"/>char *infile = "foo", *outfile = "clone2";</text:p>
      <text:p text:style-name="P11"><text:s text:c="2"/>int filedes[2];</text:p>
      <text:p text:style-name="P11"/>
      <text:p text:style-name="P11"><text:s text:c="2"/>//open up foo file to read from</text:p>
      <text:p text:style-name="P11"><text:s text:c="2"/>filedes[0] = open(infile, O_RDONLY);</text:p>
      <text:p text:style-name="P11"><text:s text:c="2"/>if(filedes[0] == -1){</text:p>
      <text:p text:style-name="P11"><text:s text:c="4"/>printf("Can't open input file\n");</text:p>
      <text:p text:style-name="P11"><text:s text:c="4"/>return 0;</text:p>
      <text:p text:style-name="P11"><text:s text:c="2"/>}</text:p>
      <text:p text:style-name="P11"/>
      <text:p text:style-name="P11"><text:s text:c="2"/>//open up clone1 file, we will want read/write/execute on users, groups</text:p>
      <text:p text:style-name="P11"><text:s text:c="2"/>umask(0);</text:p>
      <text:p text:style-name="P11"><text:s text:c="2"/>filedes[1] = open(outfile, O_RDWR | O_CREAT, S_IRUSR | S_IWUSR | S_IXUSR | S_IRGRP | S_IWGRP | S_IXGRP);</text:p>
      <text:p text:style-name="P11"/>
      <text:p text:style-name="P11"><text:s text:c="2"/>printf("Opened files with filedes: %d, %d\n", filedes[0], filedes[1]);</text:p>
      <text:p text:style-name="P11"/>
      <text:p text:style-name="P11"><text:soft-page-break/><text:s text:c="2"/>//create buffer to hold one char (one byte)</text:p>
      <text:p text:style-name="P11"><text:s text:c="2"/>char buffer[32];</text:p>
      <text:p text:style-name="P11"><text:s text:c="2"/>while (read(filedes[0], buffer, 32) &gt; 0){</text:p>
      <text:p text:style-name="P11"><text:s text:c="4"/>//printf("reading: %d, %s\n", 32, buffer);</text:p>
      <text:p text:style-name="P11"><text:s text:c="4"/>//write to clone1</text:p>
      <text:p text:style-name="P11"><text:s text:c="4"/>write(filedes[1], buffer, 32);</text:p>
      <text:p text:style-name="P11"><text:s text:c="2"/>}</text:p>
      <text:p text:style-name="P11"/>
      <text:p text:style-name="P11"><text:s text:c="2"/>close(filedes[0]);</text:p>
      <text:p text:style-name="P11"><text:s text:c="2"/>close(filedes[1]);</text:p>
      <text:p text:style-name="P11"/>
      <text:p text:style-name="P11"><text:s text:c="2"/>return 0;</text:p>
      <text:p text:style-name="P11"/>
      <text:p text:style-name="P11">}</text:p>
      <text:p text:style-name="P11"/>
      <text:p text:style-name="P11"/>
      <text:p text:style-name="P18">ithomas3@bash4.2$ ./Task3</text:p>
      <text:p text:style-name="P18">Opened files with filedes: 3, 4</text:p>
      <text:p text:style-name="P18">ithomas3@bash4.2$ cat foo</text:p>
      <text:p text:style-name="P18">This is a test</text:p>
      <text:p text:style-name="P18">ithomas3@bash4.2$ cat clone2</text:p>
      <text:p text:style-name="P18">This is a test</text:p>
      <text:p text:style-name="P18">ithomas3@bash4.2$ </text:p>
      <text:p text:style-name="P18"/>
      <text:p text:style-name="P11"/>
      <text:p text:style-name="P4">Task 4)</text:p>
      <text:p text:style-name="P4"/>
      <text:p text:style-name="P11">/* program testlseek.c */</text:p>
      <text:p text:style-name="P11">#include &lt;stdio.h&gt;</text:p>
      <text:p text:style-name="P11">#include &lt;fcntl.h&gt;</text:p>
      <text:p text:style-name="P11">#include &lt;stdlib.h&gt;</text:p>
      <text:p text:style-name="P11">#include &lt;sys/stat.h&gt;</text:p>
      <text:p text:style-name="P11">#define FILE_MODE (S_IRUSR | S_IWUSR|S_IRGRP|S_IROTH)</text:p>
      <text:p text:style-name="P11"/>
      <text:p text:style-name="P11">void appendtofile(int filedes[], int currfile, int targetfile, int buffersize){</text:p>
      <text:p text:style-name="P11"/>
      <text:p text:style-name="P11"><text:s text:c="2"/>char buffer[buffersize];</text:p>
      <text:p text:style-name="P11"><text:s text:c="2"/>while (read(filedes[currfile], buffer, buffersize) &gt; 0){</text:p>
      <text:p text:style-name="P11"><text:s text:c="4"/>//printf("reading: %d byte buffer, %s\n", buffersize, buffer);</text:p>
      <text:p text:style-name="P11"><text:s text:c="4"/>//write to clone1</text:p>
      <text:p text:style-name="P11"><text:s text:c="4"/>write(filedes[targetfile], buffer, buffersize);</text:p>
      <text:p text:style-name="P11"><text:s text:c="2"/>}</text:p>
      <text:p text:style-name="P11"/>
      <text:p text:style-name="P11">}</text:p>
      <text:p text:style-name="P11"/>
      <text:p text:style-name="P11">void closefiles(int filedes[], int fsize){</text:p>
      <text:p text:style-name="P11"/>
      <text:p text:style-name="P11"><text:s text:c="2"/>int i;</text:p>
      <text:p text:style-name="P11"><text:s text:c="2"/>for(i = 0; i &lt; fsize; i++){</text:p>
      <text:p text:style-name="P11"><text:s text:c="4"/>close(filedes[i]);</text:p>
      <text:p text:style-name="P11"><text:s text:c="2"/>}</text:p>
      <text:p text:style-name="P11"/>
      <text:p text:style-name="P11">}</text:p>
      <text:p text:style-name="P11"/>
      <text:p text:style-name="P11">int main(){</text:p>
      <text:p text:style-name="P11"><text:soft-page-break/></text:p>
      <text:p text:style-name="P11"><text:s text:c="2"/>int buffersize = 1; //we'll copy byte by byte</text:p>
      <text:p text:style-name="P11"/>
      <text:p text:style-name="P11"><text:s text:c="2"/>//open foo and foo1</text:p>
      <text:p text:style-name="P11"><text:s text:c="2"/>int filedes[3], offset;</text:p>
      <text:p text:style-name="P11"><text:s text:c="2"/>if((filedes[0] = open("foo", FILE_MODE)) &lt; 0){</text:p>
      <text:p text:style-name="P11"><text:s text:c="4"/>printf("Creat File Open Error On foo");</text:p>
      <text:p text:style-name="P11"><text:s text:c="2"/>}</text:p>
      <text:p text:style-name="P11"/>
      <text:p text:style-name="P11"><text:s text:c="2"/>if((filedes[1] = open("foo1", FILE_MODE)) &lt; 0){</text:p>
      <text:p text:style-name="P11"><text:s text:c="4"/>printf("Creat File Open Error On foo1");</text:p>
      <text:p text:style-name="P11"><text:s text:c="2"/>}</text:p>
      <text:p text:style-name="P11"/>
      <text:p text:style-name="P11"><text:s text:c="2"/>//open foo12</text:p>
      <text:p text:style-name="P11"><text:s text:c="2"/>umask(0);</text:p>
      <text:p text:style-name="P11"><text:s text:c="2"/>filedes[2] = open("foo12", O_RDWR | O_CREAT, S_IRUSR | S_IWUSR | S_IXUSR | S_IRGRP | S_IWGRP);</text:p>
      <text:p text:style-name="P11"/>
      <text:p text:style-name="P11"><text:s text:c="2"/>//use lseek to jump to end of file</text:p>
      <text:p text:style-name="P11"><text:s text:c="2"/>if((offset = lseek (filedes[2], O_WRONLY | O_APPEND, SEEK_END)) == -1){</text:p>
      <text:p text:style-name="P11"><text:s text:c="4"/>printf("Creat seekl Error");</text:p>
      <text:p text:style-name="P11"><text:s text:c="2"/>}</text:p>
      <text:p text:style-name="P11"/>
      <text:p text:style-name="P11"><text:s text:c="2"/>//append contents of foo and foo1 to foo12</text:p>
      <text:p text:style-name="P11"><text:s text:c="2"/>appendtofile(filedes, 0, 2, buffersize);</text:p>
      <text:p text:style-name="P11"><text:s text:c="2"/>appendtofile(filedes, 1, 2, buffersize);</text:p>
      <text:p text:style-name="P11"/>
      <text:p text:style-name="P11"><text:s text:c="2"/>closefiles(filedes, 3);</text:p>
      <text:p text:style-name="P11"/>
      <text:p text:style-name="P11"><text:s text:c="2"/>//printf("offset = %d\n", offset);</text:p>
      <text:p text:style-name="P11"><text:s text:c="2"/>return 0;</text:p>
      <text:p text:style-name="P11"/>
      <text:p text:style-name="P11">}</text:p>
      <text:p text:style-name="P11"/>
      <text:p text:style-name="P11"/>
      <text:p text:style-name="P19">ithomas3@bash4.2$ ./Task4</text:p>
      <text:p text:style-name="P19">ithomas3@bash4.2$ cat foo</text:p>
      <text:p text:style-name="P19">This is a test</text:p>
      <text:p text:style-name="P19">ithomas3@bash4.2$ cat foo1</text:p>
      <text:p text:style-name="P19">Now we are testing</text:p>
      <text:p text:style-name="P19">ithomas3@bash4.2$ cat foo12</text:p>
      <text:p text:style-name="P19">This is a test</text:p>
      <text:p text:style-name="P19">Now we are testing</text:p>
      <text:p text:style-name="P19">ithomas3@bash4.2$ </text:p>
      <text:p text:style-name="P19"/>
      <text:p text:style-name="P11"/>
      <text:p text:style-name="P5">Task 5)</text:p>
      <text:p text:style-name="P5"/>
      <text:p text:style-name="P12">/* program testlseek.c */</text:p>
      <text:p text:style-name="P12">#include &lt;stdio.h&gt;</text:p>
      <text:p text:style-name="P12">#include &lt;fcntl.h&gt;</text:p>
      <text:p text:style-name="P12">#include &lt;stdlib.h&gt;</text:p>
      <text:p text:style-name="P12">#include &lt;sys/stat.h&gt;</text:p>
      <text:p text:style-name="P12">#define FILE_MODE (S_IRUSR | S_IWUSR|S_IRGRP|S_IROTH)</text:p>
      <text:p text:style-name="P12"/>
      <text:p text:style-name="P12"><text:soft-page-break/>void appendtofileReverse(int filedes[], int offsets[], int currfile, int targetfile, int buffersize){</text:p>
      <text:p text:style-name="P12"/>
      <text:p text:style-name="P12"><text:s text:c="2"/>char buffer[buffersize];</text:p>
      <text:p text:style-name="P12"><text:s text:c="2"/>//first, read last byte</text:p>
      <text:p text:style-name="P12"><text:s text:c="2"/>int i = 0, totaloffset = offsets[currfile];</text:p>
      <text:p text:style-name="P12"><text:s text:c="2"/>while (i &lt;= totaloffset){</text:p>
      <text:p text:style-name="P12"/>
      <text:p text:style-name="P12"><text:s text:c="4"/>//set from the start to the total offset minus the current iteration</text:p>
      <text:p text:style-name="P12"><text:s text:c="4"/>lseek(filedes[currfile], (totaloffset - i), SEEK_SET);</text:p>
      <text:p text:style-name="P12"/>
      <text:p text:style-name="P12"><text:s text:c="4"/>read(filedes[currfile], buffer, buffersize);</text:p>
      <text:p text:style-name="P12"/>
      <text:p text:style-name="P12"><text:s text:c="4"/>//printf("offset %d, %s\n", totaloffset, buffer);</text:p>
      <text:p text:style-name="P12"/>
      <text:p text:style-name="P12"><text:s text:c="4"/>//write to clone</text:p>
      <text:p text:style-name="P12"><text:s text:c="4"/>write(filedes[targetfile], buffer, buffersize);</text:p>
      <text:p text:style-name="P12"/>
      <text:p text:style-name="P12"><text:s text:c="4"/>i++;</text:p>
      <text:p text:style-name="P12"/>
      <text:p text:style-name="P12"><text:s text:c="2"/>}</text:p>
      <text:p text:style-name="P12"/>
      <text:p text:style-name="P12">}</text:p>
      <text:p text:style-name="P12"/>
      <text:p text:style-name="P12">void closefiles(int filedes[], int fsize){</text:p>
      <text:p text:style-name="P12"/>
      <text:p text:style-name="P12"><text:s text:c="2"/>int i;</text:p>
      <text:p text:style-name="P12"><text:s text:c="2"/>for(i = 0; i &lt; fsize; i++){</text:p>
      <text:p text:style-name="P12"><text:s text:c="4"/>close(filedes[i]);</text:p>
      <text:p text:style-name="P12"><text:s text:c="2"/>}</text:p>
      <text:p text:style-name="P12"/>
      <text:p text:style-name="P12">}</text:p>
      <text:p text:style-name="P12"/>
      <text:p text:style-name="P12">int main(){</text:p>
      <text:p text:style-name="P12"/>
      <text:p text:style-name="P12"><text:s text:c="2"/>int buffersize = 1; //we'll copy byte by byte</text:p>
      <text:p text:style-name="P12"/>
      <text:p text:style-name="P12"><text:s text:c="2"/>//open foo</text:p>
      <text:p text:style-name="P12"><text:s text:c="2"/>int filedes[2], offset[2]; //two offsets will be needed (to track )</text:p>
      <text:p text:style-name="P12"><text:s text:c="2"/>if((filedes[0] = open("foo", FILE_MODE)) &lt; 0){</text:p>
      <text:p text:style-name="P12"><text:s text:c="4"/>printf("Creat File Open Error On foo");</text:p>
      <text:p text:style-name="P12"><text:s text:c="2"/>}</text:p>
      <text:p text:style-name="P12"/>
      <text:p text:style-name="P12"><text:s text:c="2"/>//open foo12</text:p>
      <text:p text:style-name="P12"><text:s text:c="2"/>umask(0);</text:p>
      <text:p text:style-name="P12"><text:s text:c="2"/>filedes[1] = open("foorev", O_RDWR | O_CREAT, S_IRUSR | S_IWUSR | S_IXUSR | S_IRGRP | S_IWGRP);</text:p>
      <text:p text:style-name="P12"/>
      <text:p text:style-name="P12"><text:s text:c="2"/>//use lseek to jump to end of file</text:p>
      <text:p text:style-name="P12"><text:s text:c="2"/>if((offset[0] = lseek (filedes[0], O_RDONLY, SEEK_END)) == -1){</text:p>
      <text:p text:style-name="P12"><text:s text:c="4"/>printf("Creat seekl Error");</text:p>
      <text:p text:style-name="P12"><text:s text:c="2"/>}</text:p>
      <text:p text:style-name="P12"/>
      <text:p text:style-name="P12"><text:s text:c="2"/>//append contents of foo and foo1 to foo12</text:p>
      <text:p text:style-name="P12"><text:s text:c="2"/>appendtofileReverse(filedes, offset, 0, 1, buffersize);</text:p>
      <text:p text:style-name="P12"><text:soft-page-break/></text:p>
      <text:p text:style-name="P12"><text:s text:c="2"/>close(filedes, 2);</text:p>
      <text:p text:style-name="P12"/>
      <text:p text:style-name="P12"><text:s text:c="2"/>//printf("offset = %d\n", offset[0]);</text:p>
      <text:p text:style-name="P12"><text:s text:c="2"/>return 0;</text:p>
      <text:p text:style-name="P12"/>
      <text:p text:style-name="P12">}</text:p>
      <text:p text:style-name="P12"/>
      <text:p text:style-name="P12"/>
      <text:p text:style-name="P20">ithomas3@bash4.2$ ./Task5</text:p>
      <text:p text:style-name="P20">ithomas3@bash4.2$ cat foo</text:p>
      <text:p text:style-name="P20">This is a test</text:p>
      <text:p text:style-name="P20">ithomas3@bash4.2$ cat foorev</text:p>
      <text:p text:style-name="P20"/>
      <text:p text:style-name="P20">tset a si sihTithomas3@bash4.2$ </text:p>
      <text:p text:style-name="P20"/>
      <text:p text:style-name="P20"/>
      <text:p text:style-name="P12"/>
      <text:p text:style-name="P6">Task 6)</text:p>
      <text:p text:style-name="P6"/>
      <text:p text:style-name="P13">/* program testlseek.c */</text:p>
      <text:p text:style-name="P13">#include &lt;stdio.h&gt;</text:p>
      <text:p text:style-name="P13">#include &lt;fcntl.h&gt;</text:p>
      <text:p text:style-name="P13">#include &lt;stdlib.h&gt;</text:p>
      <text:p text:style-name="P13">#include &lt;sys/stat.h&gt;</text:p>
      <text:p text:style-name="P13">#define FILE_MODE (S_IRUSR | S_IWUSR|S_IRGRP|S_IROTH)</text:p>
      <text:p text:style-name="P13"/>
      <text:p text:style-name="P13">void appendtofileReverse(int filedes[], int offsets[], int currfile, int targetfile, int buffersize){</text:p>
      <text:p text:style-name="P13"/>
      <text:p text:style-name="P13"><text:s text:c="2"/>char buffer[buffersize];</text:p>
      <text:p text:style-name="P13"><text:s text:c="2"/>//first, read last byte</text:p>
      <text:p text:style-name="P13"><text:s text:c="2"/>int i = 0, totaloffset = offsets[currfile];</text:p>
      <text:p text:style-name="P13"><text:s text:c="2"/>while (i &lt;= totaloffset){</text:p>
      <text:p text:style-name="P13"/>
      <text:p text:style-name="P13"><text:s text:c="4"/>//set from the start to the total offset minus the current iteration</text:p>
      <text:p text:style-name="P13"><text:s text:c="4"/>pread(filedes[currfile], buffer, buffersize, (totaloffset - i), SEEK_SET);</text:p>
      <text:p text:style-name="P13"/>
      <text:p text:style-name="P13"><text:s text:c="4"/>//printf("offset %d, %s\n", totaloffset, buffer);</text:p>
      <text:p text:style-name="P13"/>
      <text:p text:style-name="P13"><text:s text:c="4"/>//write to clone</text:p>
      <text:p text:style-name="P13"><text:s text:c="4"/>write(filedes[targetfile], buffer, buffersize);</text:p>
      <text:p text:style-name="P13"/>
      <text:p text:style-name="P13"><text:s text:c="4"/>i++;</text:p>
      <text:p text:style-name="P13"/>
      <text:p text:style-name="P13"><text:s text:c="2"/>}</text:p>
      <text:p text:style-name="P13"/>
      <text:p text:style-name="P13">}</text:p>
      <text:p text:style-name="P13"/>
      <text:p text:style-name="P13">void closefiles(int filedes[], int fsize){</text:p>
      <text:p text:style-name="P13"/>
      <text:p text:style-name="P13"><text:s text:c="2"/>int i;</text:p>
      <text:p text:style-name="P13"><text:s text:c="2"/>for(i = 0; i &lt; fsize; i++){</text:p>
      <text:p text:style-name="P13"><text:s text:c="4"/>close(filedes[i]);</text:p>
      <text:p text:style-name="P13"><text:soft-page-break/><text:s text:c="2"/>}</text:p>
      <text:p text:style-name="P13"/>
      <text:p text:style-name="P13">}</text:p>
      <text:p text:style-name="P13"/>
      <text:p text:style-name="P13">int main(){</text:p>
      <text:p text:style-name="P13"/>
      <text:p text:style-name="P13"><text:s text:c="2"/>int buffersize = 1; //we'll copy byte by byte</text:p>
      <text:p text:style-name="P13"/>
      <text:p text:style-name="P13"><text:s text:c="2"/>//open foo</text:p>
      <text:p text:style-name="P13"><text:s text:c="2"/>int filedes[2], offset[2]; //two offsets will be needed (to track )</text:p>
      <text:p text:style-name="P13"><text:s text:c="2"/>if((filedes[0] = open("foo", FILE_MODE)) &lt; 0){</text:p>
      <text:p text:style-name="P13"><text:s text:c="4"/>printf("Creat File Open Error On foo");</text:p>
      <text:p text:style-name="P13"><text:s text:c="2"/>}</text:p>
      <text:p text:style-name="P13"/>
      <text:p text:style-name="P13"><text:s text:c="2"/>//open foo12</text:p>
      <text:p text:style-name="P13"><text:s text:c="2"/>umask(0);</text:p>
      <text:p text:style-name="P13"><text:s text:c="2"/>filedes[1] = open("foorev", O_RDWR | O_CREAT, S_IRUSR | S_IWUSR | S_IXUSR | S_IRGRP | S_IWGRP);</text:p>
      <text:p text:style-name="P13"/>
      <text:p text:style-name="P13"><text:s text:c="2"/>//use lseek to jump to end of file</text:p>
      <text:p text:style-name="P13"><text:s text:c="2"/>if((offset[0] = lseek (filedes[0], O_RDONLY, SEEK_END)) == -1){</text:p>
      <text:p text:style-name="P13"><text:s text:c="4"/>printf("Creat seekl Error");</text:p>
      <text:p text:style-name="P13"><text:s text:c="2"/>}</text:p>
      <text:p text:style-name="P13"/>
      <text:p text:style-name="P13"><text:s text:c="2"/>//append contents of foo and foo1 to foo12</text:p>
      <text:p text:style-name="P13"><text:s text:c="2"/>appendtofileReverse(filedes, offset, 0, 1, buffersize);</text:p>
      <text:p text:style-name="P13"/>
      <text:p text:style-name="P13"><text:s text:c="2"/>close(filedes, 2);</text:p>
      <text:p text:style-name="P13"/>
      <text:p text:style-name="P13"><text:s text:c="2"/>//printf("offset = %d\n", offset[0]);</text:p>
      <text:p text:style-name="P13"><text:s text:c="2"/>return 0;</text:p>
      <text:p text:style-name="P13"/>
      <text:p text:style-name="P13">}</text:p>
      <text:p text:style-name="P13"/>
      <text:p text:style-name="P13"/>
      <text:p text:style-name="P21">ithomas3@bash4.2$ ./Task6</text:p>
      <text:p text:style-name="P21">ithomas3@bash4.2$ cat foo</text:p>
      <text:p text:style-name="P21">This is a test</text:p>
      <text:p text:style-name="P21">ithomas3@bash4.2$ cat foorev</text:p>
      <text:p text:style-name="P21"/>
      <text:p text:style-name="P21">tset a si sihTithomas3@bash4.2$ </text:p>
      <text:p text:style-name="P21"/>
      <text:p text:style-name="P13"/>
      <text:p text:style-name="P7">Task 7)</text:p>
      <text:p text:style-name="P7"/>
      <text:p text:style-name="P14">#include &lt;stdio.h&gt;</text:p>
      <text:p text:style-name="P14">#include &lt;stdlib.h&gt;</text:p>
      <text:p text:style-name="P14"/>
      <text:p text:style-name="P14">int stringtoint(char *c){</text:p>
      <text:p text:style-name="P14"/>
      <text:p text:style-name="P14"><text:s text:c="2"/>//convert string to int</text:p>
      <text:p text:style-name="P14"><text:s text:c="2"/>//cant use atoi</text:p>
      <text:p text:style-name="P14"/>
      <text:p text:style-name="P14"><text:s text:c="2"/>int i = 0, num = 0;</text:p>
      <text:p text:style-name="P14"><text:s text:c="2"/>while(c[i] != '\0'){</text:p>
      <text:p text:style-name="P14"><text:s text:c="4"/>num = 10 * num + (c[i] - '0');</text:p>
      <text:p text:style-name="P14"><text:soft-page-break/><text:s text:c="4"/>i++;</text:p>
      <text:p text:style-name="P14"><text:s text:c="2"/>}</text:p>
      <text:p text:style-name="P14"/>
      <text:p text:style-name="P14"><text:s text:c="2"/>return num;</text:p>
      <text:p text:style-name="P14"/>
      <text:p text:style-name="P14">}</text:p>
      <text:p text:style-name="P14"/>
      <text:p text:style-name="P14">int main(int argc, char **argv){</text:p>
      <text:p text:style-name="P14"/>
      <text:p text:style-name="P14"><text:s text:c="2"/>if(argc &lt; 2){</text:p>
      <text:p text:style-name="P14"><text:s text:c="4"/>printf("No parameters, exiting\n");</text:p>
      <text:p text:style-name="P14"><text:s text:c="4"/>return 0;</text:p>
      <text:p text:style-name="P14"><text:s text:c="2"/>}</text:p>
      <text:p text:style-name="P14"/>
      <text:p text:style-name="P14"><text:s text:c="2"/>int i, sum = 0;</text:p>
      <text:p text:style-name="P14"><text:s text:c="2"/>for(i = 1; i &lt; argc; i++){</text:p>
      <text:p text:style-name="P14"><text:s text:c="4"/>sum += stringtoint(argv[i]);</text:p>
      <text:p text:style-name="P14"><text:s text:c="2"/>}</text:p>
      <text:p text:style-name="P14"/>
      <text:p text:style-name="P14"><text:s text:c="2"/>printf("Sum: %d\n", sum);</text:p>
      <text:p text:style-name="P14"/>
      <text:p text:style-name="P14"><text:s/>return 0;</text:p>
      <text:p text:style-name="P14"/>
      <text:p text:style-name="P14">}</text:p>
      <text:p text:style-name="P14"/>
      <text:p text:style-name="P14"/>
      <text:p text:style-name="P22">ithomas3@bash4.2$ ./Task7</text:p>
      <text:p text:style-name="P22">No parameters, exiting</text:p>
      <text:p text:style-name="P22">ithomas3@bash4.2$ ./Task7 12</text:p>
      <text:p text:style-name="P22">Sum: 12</text:p>
      <text:p text:style-name="P22">ithomas3@bash4.2$ ./Task7 12 23</text:p>
      <text:p text:style-name="P22">Sum: 35</text:p>
      <text:p text:style-name="P22">ithomas3@bash4.2$ ./Task7 12 23 50</text:p>
      <text:p text:style-name="P22">Sum: 85</text:p>
      <text:p text:style-name="P22">ithomas3@bash4.2$ ./Task7 12 23 50 <text:s/>43</text:p>
      <text:p text:style-name="P22">Sum: 128</text:p>
      <text:p text:style-name="P22">ithomas3@bash4.2$ </text:p>
      <text:p text:style-name="P22"/>
      <text:p text:style-name="P14"/>
      <text:p text:style-name="P8">Task 8)</text:p>
      <text:p text:style-name="P8"/>
      <text:p text:style-name="P15">#include &lt;stdio.h&gt;</text:p>
      <text:p text:style-name="P15">#include &lt;fcntl.h&gt;</text:p>
      <text:p text:style-name="P15">#include &lt;stdlib.h&gt;</text:p>
      <text:p text:style-name="P15">#include &lt;sys/stat.h&gt;</text:p>
      <text:p text:style-name="P15"/>
      <text:p text:style-name="P15">void closefiles(int filedes[], int fsize){</text:p>
      <text:p text:style-name="P15"><text:s text:c="2"/>int i;</text:p>
      <text:p text:style-name="P15"><text:s text:c="2"/>for(i = 0; i &lt; fsize; i++){</text:p>
      <text:p text:style-name="P15"><text:s text:c="4"/>close(filedes[i]);</text:p>
      <text:p text:style-name="P15"><text:s text:c="2"/>}</text:p>
      <text:p text:style-name="P15">}</text:p>
      <text:p text:style-name="P15"/>
      <text:p text:style-name="P15">void int_to_str(int ascii, char *asciibuffer, int s){</text:p>
      <text:p text:style-name="P15"/>
      <text:p text:style-name="P15"><text:s text:c="2"/>int i;</text:p>
      <text:p text:style-name="P15"><text:soft-page-break/><text:s text:c="2"/>int asciizero = 48;</text:p>
      <text:p text:style-name="P15"><text:s text:c="2"/>for(i = (s-1); i &gt;= 0; i--){</text:p>
      <text:p text:style-name="P15"><text:s text:c="4"/>asciibuffer[i] = ascii % 10 + asciizero;</text:p>
      <text:p text:style-name="P15"><text:s text:c="4"/>ascii /= 10;</text:p>
      <text:p text:style-name="P15"><text:s text:c="2"/>}</text:p>
      <text:p text:style-name="P15"/>
      <text:p text:style-name="P15">}</text:p>
      <text:p text:style-name="P15"/>
      <text:p text:style-name="P15">int main(int argc, char **argv){</text:p>
      <text:p text:style-name="P15"/>
      <text:p text:style-name="P15"><text:s text:c="2"/>if(argc &lt; 3){</text:p>
      <text:p text:style-name="P15"><text:s text:c="4"/>printf("Not enough parameters, exiting\n");</text:p>
      <text:p text:style-name="P15"><text:s text:c="4"/>return 0;</text:p>
      <text:p text:style-name="P15"><text:s text:c="2"/>}</text:p>
      <text:p text:style-name="P15"/>
      <text:p text:style-name="P15"><text:s text:c="2"/>char *infile = argv[1], *outfile = argv[2];</text:p>
      <text:p text:style-name="P15"><text:s text:c="2"/>int filedes[2];</text:p>
      <text:p text:style-name="P15"/>
      <text:p text:style-name="P15"><text:s text:c="2"/>filedes[0] = open(infile, O_RDONLY);</text:p>
      <text:p text:style-name="P15"><text:s text:c="2"/>if(filedes[0] == -1){</text:p>
      <text:p text:style-name="P15"><text:s text:c="4"/>printf("Can't open input file\n");</text:p>
      <text:p text:style-name="P15"><text:s text:c="4"/>return 0;</text:p>
      <text:p text:style-name="P15"><text:s text:c="2"/>}</text:p>
      <text:p text:style-name="P15"/>
      <text:p text:style-name="P15"><text:s text:c="2"/>umask(0);</text:p>
      <text:p text:style-name="P15"><text:s text:c="2"/>filedes[1] = open(outfile, O_RDWR | O_CREAT, S_IRUSR | S_IWUSR | S_IRGRP | S_IWGRP | S_IROTH, S_IWOTH);</text:p>
      <text:p text:style-name="P15"/>
      <text:p text:style-name="P15"><text:s text:c="2"/>char buffer[1];</text:p>
      <text:p text:style-name="P15"><text:s text:c="2"/>int ascii;</text:p>
      <text:p text:style-name="P15"><text:s text:c="2"/>int nread;</text:p>
      <text:p text:style-name="P15"><text:s text:c="2"/>while ((nread = read(filedes[0], buffer, 1) &gt; 0)){</text:p>
      <text:p text:style-name="P15"><text:s text:c="4"/>//do not use lib function to get ascii code</text:p>
      <text:p text:style-name="P15"><text:s text:c="4"/>ascii = (int)buffer[0];</text:p>
      <text:p text:style-name="P15"><text:s text:c="4"/>//printf("reading: %s, %d\n", buffer, ascii);</text:p>
      <text:p text:style-name="P15"><text:s text:c="4"/>char *asciistr; //max ascii code is 128, we only need 3 chars</text:p>
      <text:p text:style-name="P15"><text:s text:c="4"/>//int_to_str(ascii, asciistr);</text:p>
      <text:p text:style-name="P15"/>
      <text:p text:style-name="P15"><text:s text:c="4"/>if(ascii &gt; 100){</text:p>
      <text:p text:style-name="P15"><text:s text:c="6"/>asciistr = malloc(3);</text:p>
      <text:p text:style-name="P15"><text:s text:c="6"/>int_to_str(ascii, asciistr, 3);</text:p>
      <text:p text:style-name="P15"><text:s text:c="4"/>} else {</text:p>
      <text:p text:style-name="P15"><text:s text:c="6"/>asciistr = malloc(2);</text:p>
      <text:p text:style-name="P15"><text:s text:c="6"/>int_to_str(ascii, asciistr, 2);</text:p>
      <text:p text:style-name="P15"><text:s text:c="4"/>}</text:p>
      <text:p text:style-name="P15"/>
      <text:p text:style-name="P15"><text:s text:c="4"/>write(filedes[1], asciistr, sizeof(asciistr));</text:p>
      <text:p text:style-name="P15"><text:s text:c="2"/>}</text:p>
      <text:p text:style-name="P15"/>
      <text:p text:style-name="P15"><text:s text:c="2"/>closefiles(filedes, 2);</text:p>
      <text:p text:style-name="P15"/>
      <text:p text:style-name="P15"><text:s text:c="2"/>return 0;</text:p>
      <text:p text:style-name="P15">}</text:p>
      <text:p text:style-name="P15"/>
      <text:p text:style-name="P15"/>
      <text:p text:style-name="P15"/>
      <text:p text:style-name="P23"><text:soft-page-break/>ithomas3@bash4.2$ ./Task8</text:p>
      <text:p text:style-name="P23">Not enough parameters, exiting</text:p>
      <text:p text:style-name="P23">ithomas3@bash4.2$ ./Task8 test</text:p>
      <text:p text:style-name="P23">Not enough parameters, exiting</text:p>
      <text:p text:style-name="P23">ithomas3@bash4.2$ ./Task8 test1 test</text:p>
      <text:p text:style-name="P23">ithomas3@bash4.2$ cat test1</text:p>
      <text:p text:style-name="P23">testaithomas3@bash4.2$ cat test</text:p>
      <text:p text:style-name="P23">11610111511697ithomas3@bash4.2$ </text:p>
      <text:p text:style-name="P23"/>
      <text:p text:style-name="P23"/>
      <text:p text:style-name="P15"/>
      <text:p text:style-name="P9">Task 9)</text:p>
      <text:p text:style-name="P9"/>
      <text:p text:style-name="P16">#include &lt;stdio.h&gt;</text:p>
      <text:p text:style-name="P16">#include &lt;fcntl.h&gt;</text:p>
      <text:p text:style-name="P16">#include &lt;stdlib.h&gt;</text:p>
      <text:p text:style-name="P16">#include &lt;sys/stat.h&gt;</text:p>
      <text:p text:style-name="P16"/>
      <text:p text:style-name="P16">int palin(int fd1, int fd2){</text:p>
      <text:p text:style-name="P16"/>
      <text:p text:style-name="P16"><text:s text:c="2"/>int offset; //we need to get the offset first</text:p>
      <text:p text:style-name="P16"/>
      <text:p text:style-name="P16"><text:s text:c="2"/>if((offset = lseek (fd2, O_RDONLY, SEEK_END)) == -1){</text:p>
      <text:p text:style-name="P16"><text:s text:c="4"/>printf("Creat seekl Error");</text:p>
      <text:p text:style-name="P16"><text:s text:c="4"/>return 0;</text:p>
      <text:p text:style-name="P16"><text:s text:c="2"/>}</text:p>
      <text:p text:style-name="P16"/>
      <text:p text:style-name="P16"><text:s text:c="2"/>//printf("OFFSET %d\n", offset);</text:p>
      <text:p text:style-name="P16"/>
      <text:p text:style-name="P16"><text:s text:c="2"/>char buffer[offset];</text:p>
      <text:p text:style-name="P16"><text:s text:c="2"/>read(fd1, buffer, offset);</text:p>
      <text:p text:style-name="P16"/>
      <text:p text:style-name="P16"><text:s text:c="2"/>//printf("%s\n", buffer);</text:p>
      <text:p text:style-name="P16"/>
      <text:p text:style-name="P16"><text:s text:c="2"/>int i;</text:p>
      <text:p text:style-name="P16"><text:s text:c="2"/>for(i = 0; i &lt; offset; i++){</text:p>
      <text:p text:style-name="P16"><text:s text:c="4"/>//individually check each character in the buffer</text:p>
      <text:p text:style-name="P16"><text:s text:c="4"/>if(buffer[i] != buffer[(offset - 1) - i]){</text:p>
      <text:p text:style-name="P16"/>
      <text:p text:style-name="P16"><text:s text:c="6"/>//printf("%c is not %c\n", buffer[i], buffer[offset - i]);</text:p>
      <text:p text:style-name="P16"><text:s text:c="6"/>return 0;</text:p>
      <text:p text:style-name="P16"><text:s text:c="4"/>}</text:p>
      <text:p text:style-name="P16"><text:s text:c="2"/>}</text:p>
      <text:p text:style-name="P16"/>
      <text:p text:style-name="P16"><text:s text:c="2"/>return 1;</text:p>
      <text:p text:style-name="P16">}</text:p>
      <text:p text:style-name="P16"/>
      <text:p text:style-name="P16"/>
      <text:p text:style-name="P16">int main(int argc, char **argv){</text:p>
      <text:p text:style-name="P16"/>
      <text:p text:style-name="P16"><text:s text:c="2"/>if(argc &lt; 2){</text:p>
      <text:p text:style-name="P16"><text:s text:c="4"/>printf("Not enough parameters, exiting\n");</text:p>
      <text:p text:style-name="P16"><text:s text:c="4"/>return 0;</text:p>
      <text:p text:style-name="P16"><text:s text:c="2"/>}</text:p>
      <text:p text:style-name="P16"/>
      <text:p text:style-name="P16"><text:s text:c="2"/>char *infile = argv[1];</text:p>
      <text:p text:style-name="P16"><text:soft-page-break/><text:s text:c="2"/>int filedes[2];</text:p>
      <text:p text:style-name="P16"/>
      <text:p text:style-name="P16"><text:s text:c="2"/>filedes[0] = open(infile, O_RDONLY);</text:p>
      <text:p text:style-name="P16"><text:s text:c="2"/>if(filedes[0] == -1){</text:p>
      <text:p text:style-name="P16"><text:s text:c="4"/>printf("Can't open input file\n");</text:p>
      <text:p text:style-name="P16"><text:s text:c="2"/>}</text:p>
      <text:p text:style-name="P16"/>
      <text:p text:style-name="P16"><text:s text:c="2"/>filedes[1] = open(infile, O_RDONLY);</text:p>
      <text:p text:style-name="P16"><text:s text:c="2"/>if(filedes[1] == -1){</text:p>
      <text:p text:style-name="P16"><text:s text:c="4"/>printf("Can't open input file\n");</text:p>
      <text:p text:style-name="P16"><text:s text:c="2"/>}</text:p>
      <text:p text:style-name="P16"/>
      <text:p text:style-name="P16"><text:s text:c="2"/>if(palin(filedes[0], filedes[1]) == 1){</text:p>
      <text:p text:style-name="P16"><text:s text:c="4"/>printf("File content is a palindrome\n");</text:p>
      <text:p text:style-name="P16"><text:s text:c="2"/>} else {</text:p>
      <text:p text:style-name="P16"><text:s text:c="4"/>printf("File content is not a palindrome\n");</text:p>
      <text:p text:style-name="P16"><text:s text:c="2"/>}</text:p>
      <text:p text:style-name="P16"/>
      <text:p text:style-name="P16"><text:s text:c="2"/>return 0;</text:p>
      <text:p text:style-name="P16">}</text:p>
      <text:p text:style-name="P16"/>
      <text:p text:style-name="P16"/>
      <text:p text:style-name="P16"/>
      <text:p text:style-name="P24">ithomas3@bash4.2$ ./Task9 test1</text:p>
      <text:p text:style-name="P24">File content is not a palindrome</text:p>
      <text:p text:style-name="P24">ithomas3@bash4.2$ cat test1</text:p>
      <text:p text:style-name="P24">testaithomas3@bash4.2$ cat test1</text:p>
      <text:p text:style-name="P24">hannahithomas3@bash4.2$ ./Task9 test1</text:p>
      <text:p text:style-name="P24">File content is a palindrome</text:p>
      <text:p text:style-name="P24">ithomas3@bash4.2$ </text:p>
      <text:p text:style-name="P16"/>
      <text:p text:style-name="P16"/>
      <text:p text:style-name="P16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PS" svg:font-family="'Nimbus Mono PS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09:16:54.692548568</meta:creation-date>
    <dc:date>2019-10-01T09:29:37.651735690</dc:date>
    <meta:editing-duration>PT12M34S</meta:editing-duration>
    <meta:editing-cycles>25</meta:editing-cycles>
    <meta:generator>LibreOffice/5.3.6.1$Linux_X86_64 LibreOffice_project/30$Build-1</meta:generator>
    <meta:document-statistic meta:table-count="0" meta:image-count="0" meta:object-count="0" meta:page-count="11" meta:paragraph-count="398" meta:word-count="1437" meta:character-count="10425" meta:non-whitespace-character-count="8719"/>
  </office:meta>
</office:document-meta>
</file>